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c1d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Console Object: T</text:span>he Console object provides access to the browser's debugging conso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2:10:44.578644838</meta:creation-date>
    <dc:date>2019-06-25T12:11:17.830295187</dc:date>
    <meta:editing-duration>PT34S</meta:editing-duration>
    <meta:editing-cycles>1</meta:editing-cycles>
    <meta:document-statistic meta:table-count="0" meta:image-count="0" meta:object-count="0" meta:page-count="1" meta:paragraph-count="1" meta:word-count="12" meta:character-count="86" meta:non-whitespace-character-count="75"/>
    <meta:generator>LibreOffice/5.1.6.2$Linux_X86_64 LibreOffice_project/10m0$Build-2</meta:generator>
  </office:meta>
</office:document-meta>
</file>